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rebuchet MS" svg:font-family="&quot;Trebuchet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fo:background-color="#FFE599" style:repeat-content="false"/>
      <style:paragraph-properties fo:text-align="center"/>
      <style:text-properties style:font-name="Trebuchet MS" style:font-name-asian="Trebuchet MS" style:font-name-complex="Trebuchet MS" fo:font-size="17pt" style:font-size-asian="17pt" style:font-size-complex="1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9FC5E8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automatic" fo:wrap-option="wrap" fo:background-color="#CFE2F3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 fo:background-color="#93C47D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2pt solid #CCCCCC" style:vertical-align="automatic" fo:wrap-option="wrap" fo:background-color="#E06666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8E7CC3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CCCCCC" style:vertical-align="automatic" fo:wrap-option="wrap" fo:background-color="#A6F7AA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Hiperv_237_nculo" style:data-style-name="N0">
      <style:table-cell-properties fo:border="2pt solid #CCCCCC" style:vertical-align="automatic" fo:wrap-option="wrap" fo:background-color="#FFD966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6.62516666666667cm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9.4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NOMBRE</text:p>
          </table:table-cell>
          <table:table-cell office:value-type="string" table:style-name="ce2">
            <text:p>LOCALIDA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HORARIO</text:p>
          </table:table-cell>
          <table:table-cell office:value-type="string" table:style-name="ce2">
            <text:p>ANOTACIONES</text:p>
          </table:table-cell>
          <table:table-cell office:value-type="string" table:style-name="ce2">
            <text:p>PROVINCIA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OMBRE</text:p>
          </table:table-cell>
          <table:table-cell office:value-type="string" table:style-name="ce4">
            <text:p>Baza</text:p>
          </table:table-cell>
          <table:table-cell office:value-type="string" table:style-name="ce9">
            <text:p><text:a xlink:href="mailto:isayeste97@gmail.com">isayeste97@gmail.com</text:a></text:p>
          </table:table-cell>
          <table:table-cell office:value-type="float" office:value="612345789" table:style-name="ce5">
            <text:p>612345789</text:p>
          </table:table-cell>
          <table:table-cell office:value-type="string" table:style-name="ce6">
            <text:p>HORARIO DE 9:00 A 14:00</text:p>
          </table:table-cell>
          <table:table-cell table:style-name="ce7"/>
          <table:table-cell office:value-type="string" table:style-name="ce8">
            <text:p>Granada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NOMBRE</text:p>
          </table:table-cell>
          <table:table-cell office:value-type="string" table:style-name="ce4">
            <text:p>Baza</text:p>
          </table:table-cell>
          <table:table-cell office:value-type="string" table:style-name="ce9">
            <text:p><text:a xlink:href="mailto:otroemail17102024@gmail.com">otroemail17102024@gmail.com</text:a></text:p>
          </table:table-cell>
          <table:table-cell office:value-type="float" office:value="612345790" table:style-name="ce5">
            <text:p>612345790</text:p>
          </table:table-cell>
          <table:table-cell office:value-type="string" table:style-name="ce6">
            <text:p>HORARIO DE 9:00 A 14:01</text:p>
          </table:table-cell>
          <table:table-cell table:style-name="ce7"/>
          <table:table-cell office:value-type="string" table:style-name="ce8">
            <text:p>Granada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NOMBRE</text:p>
          </table:table-cell>
          <table:table-cell office:value-type="string" table:style-name="ce4">
            <text:p>Baza</text:p>
          </table:table-cell>
          <table:table-cell office:value-type="string" table:style-name="ce9">
            <text:p><text:a xlink:href="mailto:usuarioabc199@gmail.com">usuarioabc199@gmail.com</text:a></text:p>
          </table:table-cell>
          <table:table-cell office:value-type="float" office:value="612345791" table:style-name="ce5">
            <text:p>612345791</text:p>
          </table:table-cell>
          <table:table-cell office:value-type="string" table:style-name="ce6">
            <text:p>HORARIO DE 9:00 A 14:02</text:p>
          </table:table-cell>
          <table:table-cell table:style-name="ce7"/>
          <table:table-cell office:value-type="string" table:style-name="ce8">
            <text:p>Granada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rebuchet MS" svg:font-family="&quot;Trebuchet MS&quot;"/>
    <style:font-face style:name="Arial" svg:font-family="Arial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Isabel Apolonia Yeste Sánchez</meta:initial-creator>
    <dc:creator>Isabel Apolonia Yeste Sánchez</dc:creator>
    <meta:creation-date>2024-11-04T19:19:25Z</meta:creation-date>
    <dc:date>2024-11-04T19:22:44Z</dc:date>
  </office:meta>
</office:document-meta>
</file>